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906cm"/>
    </style:style>
    <style:style style:name="gr9" style:family="graphic" style:parent-style-name="standard">
      <style:graphic-properties svg:stroke-color="#ffffff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cm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text-properties fo:color="#ffffff"/>
    </style:style>
    <style:style style:name="P4" style:family="paragraph">
      <style:text-properties fo:color="#ff0000"/>
    </style:style>
    <style:style style:name="P5" style:family="paragraph">
      <style:text-properties fo:color="#ffb515"/>
    </style:style>
    <style:style style:name="T1" style:family="text">
      <style:text-properties fo:color="#ffffff"/>
    </style:style>
    <style:style style:name="T2" style:family="text">
      <style:text-properties fo:color="#ff0000"/>
    </style:style>
    <style:style style:name="T3" style:family="text">
      <style:text-properties fo:color="#ffb515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5.5cm" svg:height="4.5cm" svg:x="2.5cm" svg:y="1.5cm">
          <text:p text:style-name="P1"><text:span text:style-name="T1">Player 1</text:span></text:p>
          <text:p text:style-name="P1"><text:span text:style-name="T1">Play 1000 yen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5.5cm" svg:height="4.5cm" svg:x="11.5cm" svg:y="1.5cm">
          <text:p text:style-name="P1"><text:span text:style-name="T1">Player 2</text:span></text:p>
          <text:p text:style-name="P1"><text:span text:style-name="T1">Play 999 yens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5.25cm" svg:y1="6cm" svg:x2="8.614cm" svg:y2="8.43cm" draw:start-shape="id1" draw:start-glue-point="2" svg:d="m5250 6000v1465h3364v965">
          <text:p/>
        </draw:connector>
        <draw:connector draw:style-name="gr3" draw:text-style-name="P2" draw:layer="layout" svg:x1="14.25cm" svg:y1="6cm" svg:x2="10.152cm" svg:y2="8.492cm" draw:start-shape="id2" draw:start-glue-point="2" svg:d="m14250 6000v1496h-4098v996">
          <text:p/>
        </draw:connector>
        <draw:frame draw:style-name="gr4" draw:layer="layout" svg:width="14.303cm" svg:height="0.962cm" svg:x="2.697cm" svg:y="8.538cm">
          <draw:text-box>
            <text:p>1000 yens &gt; 999 yens <text:s/>=&gt; Player 2 win the round</text:p>
          </draw:text-box>
        </draw:frame>
        <draw:line draw:style-name="gr5" draw:text-style-name="P2" draw:layer="layout" svg:x1="1cm" svg:y1="9.6cm" svg:x2="20cm" svg:y2="9.6cm">
          <text:p/>
        </draw:line>
        <draw:custom-shape draw:style-name="gr6" draw:text-style-name="P2" draw:layer="layout" svg:width="9cm" svg:height="15.5cm" svg:x="1.3cm" svg:y="9.7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4" draw:text-style-name="P3" draw:layer="layout" svg:width="2.826cm" svg:height="0.962cm" svg:x="3.174cm" svg:y="10.238cm">
          <draw:text-box>
            <text:p><text:span text:style-name="T1">Player 1</text:span></text:p>
          </draw:text-box>
        </draw:frame>
        <draw:custom-shape draw:style-name="gr6" draw:text-style-name="P2" draw:layer="layout" svg:width="9cm" svg:height="15.5cm" svg:x="10.7cm" svg:y="9.7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7" draw:text-style-name="P3" draw:layer="layout" svg:width="3cm" svg:height="0.962cm" svg:x="12.7cm" svg:y="10.238cm">
          <draw:text-box>
            <text:p><text:span text:style-name="T1">Player 2</text:span></text:p>
          </draw:text-box>
        </draw:frame>
        <draw:frame draw:style-name="gr4" draw:text-style-name="P3" draw:layer="layout" svg:width="1.907cm" svg:height="0.962cm" svg:x="3.593cm" svg:y="12.838cm">
          <draw:text-box>
            <text:p><text:span text:style-name="T1">1000</text:span></text:p>
          </draw:text-box>
        </draw:frame>
        <draw:frame draw:style-name="gr4" draw:text-style-name="P3" draw:layer="layout" svg:width="1.907cm" svg:height="0.962cm" svg:x="3.594cm" svg:y="13.638cm">
          <draw:text-box>
            <text:p><text:span text:style-name="T1">1000</text:span></text:p>
          </draw:text-box>
        </draw:frame>
        <draw:frame draw:style-name="gr4" draw:text-style-name="P3" draw:layer="layout" svg:width="1.907cm" svg:height="0.962cm" svg:x="3.594cm" svg:y="14.538cm">
          <draw:text-box>
            <text:p><text:span text:style-name="T1">1000</text:span></text:p>
          </draw:text-box>
        </draw:frame>
        <draw:frame draw:style-name="gr4" draw:text-style-name="P3" draw:layer="layout" svg:width="1.907cm" svg:height="0.962cm" svg:x="3.594cm" svg:y="15.438cm">
          <draw:text-box>
            <text:p><text:span text:style-name="T1">1000</text:span></text:p>
          </draw:text-box>
        </draw:frame>
        <draw:frame draw:style-name="gr4" draw:text-style-name="P3" draw:layer="layout" svg:width="1.907cm" svg:height="0.962cm" svg:x="3.594cm" svg:y="16.338cm">
          <draw:text-box>
            <text:p><text:span text:style-name="T1">1000</text:span></text:p>
          </draw:text-box>
        </draw:frame>
        <draw:frame draw:style-name="gr4" draw:text-style-name="P3" draw:layer="layout" svg:width="1.907cm" svg:height="0.962cm" svg:x="3.594cm" svg:y="17.138cm">
          <draw:text-box>
            <text:p><text:span text:style-name="T1">1000</text:span></text:p>
          </draw:text-box>
        </draw:frame>
        <draw:frame draw:style-name="gr4" draw:text-style-name="P3" draw:layer="layout" svg:width="1.907cm" svg:height="0.962cm" svg:x="3.594cm" svg:y="18.038cm">
          <draw:text-box>
            <text:p><text:span text:style-name="T1">1000</text:span></text:p>
          </draw:text-box>
        </draw:frame>
        <draw:frame draw:style-name="gr4" draw:text-style-name="P3" draw:layer="layout" svg:width="1.907cm" svg:height="0.962cm" svg:x="3.594cm" svg:y="18.938cm">
          <draw:text-box>
            <text:p><text:span text:style-name="T1">1000</text:span></text:p>
          </draw:text-box>
        </draw:frame>
        <draw:frame draw:style-name="gr8" draw:text-style-name="P4" draw:layer="layout" svg:width="2.406cm" svg:height="0.962cm" svg:x="3.594cm" svg:y="20.638cm">
          <draw:text-box>
            <text:p text:style-name="P4"><text:span text:style-name="T2">1000</text:span></text:p>
          </draw:text-box>
        </draw:frame>
        <draw:frame draw:style-name="gr4" draw:text-style-name="P3" draw:layer="layout" svg:width="1.907cm" svg:height="0.962cm" svg:x="3.595cm" svg:y="19.838cm">
          <draw:text-box>
            <text:p><text:span text:style-name="T1">1000</text:span></text:p>
          </draw:text-box>
        </draw:frame>
        <draw:line draw:style-name="gr9" draw:text-style-name="P2" draw:layer="layout" svg:x1="1cm" svg:y1="21.7cm" svg:x2="22cm" svg:y2="21.7cm">
          <text:p/>
        </draw:line>
        <draw:frame draw:style-name="gr4" draw:text-style-name="P5" draw:layer="layout" svg:width="6.065cm" svg:height="0.962cm" svg:x="3.2cm" svg:y="22.2cm">
          <draw:text-box>
            <text:p text:style-name="P5"><text:span text:style-name="T3">Total played: 10000</text:span></text:p>
          </draw:text-box>
        </draw:frame>
        <draw:frame draw:style-name="gr4" draw:text-style-name="P4" draw:layer="layout" svg:width="1.556cm" svg:height="0.962cm" svg:x="13cm" svg:y="12.8cm">
          <draw:text-box>
            <text:p><text:span text:style-name="T2">999</text:span></text:p>
          </draw:text-box>
        </draw:frame>
        <draw:frame draw:style-name="gr4" draw:text-style-name="P4" draw:layer="layout" svg:width="1.556cm" svg:height="0.962cm" svg:x="13cm" svg:y="13.6cm">
          <draw:text-box>
            <text:p><text:span text:style-name="T2">999</text:span></text:p>
          </draw:text-box>
        </draw:frame>
        <draw:frame draw:style-name="gr4" draw:text-style-name="P4" draw:layer="layout" svg:width="1.556cm" svg:height="0.962cm" svg:x="13cm" svg:y="14.5cm">
          <draw:text-box>
            <text:p><text:span text:style-name="T2">999</text:span></text:p>
          </draw:text-box>
        </draw:frame>
        <draw:frame draw:style-name="gr4" draw:text-style-name="P4" draw:layer="layout" svg:width="1.556cm" svg:height="0.962cm" svg:x="13cm" svg:y="15.4cm">
          <draw:text-box>
            <text:p><text:span text:style-name="T2">999</text:span></text:p>
          </draw:text-box>
        </draw:frame>
        <draw:frame draw:style-name="gr4" draw:text-style-name="P4" draw:layer="layout" svg:width="1.556cm" svg:height="0.962cm" svg:x="13cm" svg:y="16.3cm">
          <draw:text-box>
            <text:p><text:span text:style-name="T2">999</text:span></text:p>
          </draw:text-box>
        </draw:frame>
        <draw:frame draw:style-name="gr4" draw:text-style-name="P4" draw:layer="layout" svg:width="1.556cm" svg:height="0.962cm" svg:x="13cm" svg:y="17.2cm">
          <draw:text-box>
            <text:p><text:span text:style-name="T2">999</text:span></text:p>
          </draw:text-box>
        </draw:frame>
        <draw:frame draw:style-name="gr4" draw:text-style-name="P4" draw:layer="layout" svg:width="1.556cm" svg:height="0.962cm" svg:x="13cm" svg:y="18.1cm">
          <draw:text-box>
            <text:p><text:span text:style-name="T2">999</text:span></text:p>
          </draw:text-box>
        </draw:frame>
        <draw:frame draw:style-name="gr4" draw:text-style-name="P4" draw:layer="layout" svg:width="1.556cm" svg:height="0.962cm" svg:x="13cm" svg:y="19.1cm">
          <draw:text-box>
            <text:p><text:span text:style-name="T2">999</text:span></text:p>
          </draw:text-box>
        </draw:frame>
        <draw:frame draw:style-name="gr4" draw:text-style-name="P4" draw:layer="layout" svg:width="1.556cm" svg:height="0.962cm" svg:x="13cm" svg:y="19.9cm">
          <draw:text-box>
            <text:p><text:span text:style-name="T2">999</text:span></text:p>
          </draw:text-box>
        </draw:frame>
        <draw:frame draw:style-name="gr4" draw:text-style-name="P3" draw:layer="layout" svg:width="1.907cm" svg:height="0.962cm" svg:x="12.9cm" svg:y="20.7cm">
          <draw:text-box>
            <text:p><text:span text:style-name="T1">1009</text:span></text:p>
          </draw:text-box>
        </draw:frame>
        <draw:frame draw:style-name="gr4" draw:text-style-name="P5" draw:layer="layout" svg:width="6.065cm" svg:height="0.962cm" svg:x="12.501cm" svg:y="22.4cm">
          <draw:text-box>
            <text:p text:style-name="P5"><text:span text:style-name="T3">Total played: 10000</text:span></text:p>
          </draw:text-box>
        </draw:frame>
        <draw:frame draw:style-name="gr4" draw:text-style-name="P3" draw:layer="layout" svg:width="4.799cm" svg:height="0.962cm" svg:x="3.5cm" svg:y="23.7cm">
          <draw:text-box>
            <text:p><text:span text:style-name="T1">Total win: 2009</text:span></text:p>
          </draw:text-box>
        </draw:frame>
        <draw:frame draw:style-name="gr10" draw:text-style-name="P3" draw:layer="layout" svg:width="5.5cm" svg:height="0.962cm" svg:x="13cm" svg:y="23.7cm">
          <draw:text-box>
            <text:p text:style-name="P3"><text:span text:style-name="T1">Total win: 17991 </text:span></text:p>
          </draw:text-box>
        </draw:frame>
        <draw:frame draw:style-name="gr4" draw:layer="layout" svg:width="10.086cm" svg:height="1.673cm" svg:x="2cm" svg:y="26.5cm">
          <draw:text-box>
            <text:p>In red: the round winner.</text:p>
            <text:p>In this exemple, player 2 has won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4T09:49:42</meta:creation-date>
    <dc:date>2009-06-04T10:10:42</dc:date>
    <meta:editing-duration>PT00H05M19S</meta:editing-duration>
    <meta:editing-cycles>2</meta:editing-cycles>
    <meta:generator>OpenOffice.org/3.0$Linux OpenOffice.org_project/300m15$Build-9379</meta:generator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